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8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>
      <style:table-cell-properties fo:background-color="#ff3366"/>
    </style:style>
    <style:style style:name="ce11" style:family="table-cell" style:parent-style-name="Default">
      <style:table-cell-properties fo:background-color="#6666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formula="of:=SUM([.C2:.C21])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:.B7])" office:value-type="float" office:value="29">
            <text:p>29</text:p>
          </table:table-cell>
          <table:table-cell office:value-type="string">
            <text:p>A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formula="of:=SUM([.B8:.B11])" office:value-type="float" office:value="12">
            <text:p>12</text:p>
          </table:table-cell>
          <table:table-cell office:value-type="string">
            <text:p>A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5">
            <text:p>5</text:p>
          </table:table-cell>
          <table:table-cell table:formula="of:=SUM([.B12:.B14])" office:value-type="float" office:value="13">
            <text:p>13</text:p>
          </table:table-cell>
          <table:table-cell office:value-type="string">
            <text:p>A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9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10" office:value-type="float" office:value="4">
            <text:p>4</text:p>
          </table:table-cell>
          <table:table-cell table:formula="of:=SUM([.B15:.B19])" office:value-type="float" office:value="17">
            <text:p>17</text:p>
          </table:table-cell>
          <table:table-cell office:value-type="string">
            <text:p>A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10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style-name="ce10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formula="of:=SUM([.B20:.B21])" office:value-type="float" office:value="12">
            <text:p>12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float" office:value="8">
            <text:p>8</text:p>
          </table:table-cell>
          <table:table-cell table:number-columns-repeated="2"/>
        </table:table-row>
      </table:table>
      <table:table table:name="Sheet4" table:style-name="ta1">
        <table:table-column table:style-name="co4" table:default-cell-style-name="ce12"/>
        <table:table-column table:style-name="co5" table:number-columns-repeated="13" table:default-cell-style-name="ce12"/>
        <table:table-column table:style-name="co1" table:number-columns-repeated="1010" table:default-cell-style-name="ce12"/>
        <table:table-row table:style-name="ro1">
          <table:table-cell/>
          <table:table-cell table:style-name="ce13" office:value-type="string" table:number-columns-spanned="6" table:number-rows-spanned="1">
            <text:p>optimize application time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office:value-type="string">
            <text:p>opsNum</text:p>
          </table:table-cell>
          <table:table-cell office:value-type="string">
            <text:p>Time to get schedule</text:p>
          </table:table-cell>
          <table:table-cell office:value-type="string">
            <text:p>Best schedule</text:p>
          </table:table-cell>
          <table:table-cell office:value-type="string">
            <text:p>Synthesis time</text:p>
          </table:table-cell>
          <table:table-cell office:value-type="string">
            <text:p>ILP gap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table:number-columns-repeated="1017"/>
        </table:table-row>
        <table:table-row table:style-name="ro1">
          <table:table-cell office:value-type="string">
            <text:p>100(6*6 grid)</text:p>
          </table:table-cell>
          <table:table-cell office:value-type="string">
            <text:p>1800s</text:p>
          </table:table-cell>
          <table:table-cell office:value-type="string">
            <text:p>1640s</text:p>
          </table:table-cell>
          <table:table-cell table:number-columns-repeated="4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100(5*5 grid)</text:p>
          </table:table-cell>
          <table:table-cell office:value-type="string">
            <text:p>1800s</text:p>
          </table:table-cell>
          <table:table-cell office:value-type="string">
            <text:p>1640s</text:p>
          </table:table-cell>
          <table:table-cell table:number-columns-repeated="4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70(20-50)</text:p>
          </table:table-cell>
          <table:table-cell office:value-type="string">
            <text:p>1800s</text:p>
          </table:table-cell>
          <table:table-cell office:value-type="string">
            <text:p>1010s</text:p>
          </table:table-cell>
          <table:table-cell table:number-columns-repeated="4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55(20-35)</text:p>
          </table:table-cell>
          <table:table-cell office:value-type="string">
            <text:p>1800s</text:p>
          </table:table-cell>
          <table:table-cell office:value-type="string">
            <text:p>1060s</text:p>
          </table:table-cell>
          <table:table-cell table:number-columns-repeated="4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00s</text:p>
          </table:table-cell>
          <table:table-cell office:value-type="string">
            <text:p>550s</text:p>
          </table:table-cell>
          <table:table-cell office:value-type="string">
            <text:p>1200s</text:p>
          </table:table-cell>
          <table:table-cell table:style-name="ce14" office:value-type="percentage" office:value="0.37">
            <text:p>37.00%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lt;1s</text:p>
          </table:table-cell>
          <table:table-cell office:value-type="string">
            <text:p>280s</text:p>
          </table:table-cell>
          <table:table-cell office:value-type="string">
            <text:p>170s</text:p>
          </table:table-cell>
          <table:table-cell table:style-name="ce14" office:value-type="percentage" office:value="0">
            <text:p>0.00%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1s</text:p>
          </table:table-cell>
          <table:table-cell office:value-type="string">
            <text:p>290s</text:p>
          </table:table-cell>
          <table:table-cell office:value-type="string">
            <text:p>37s</text:p>
          </table:table-cell>
          <table:table-cell table:style-name="ce14" office:value-type="percentage" office:value="0">
            <text:p>0.00%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table:number-columns-spanned="7" table:number-rows-spanned="1">
            <text:p>optimize application time and storage time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office:value-type="string">
            <text:p>opsNum</text:p>
          </table:table-cell>
          <table:table-cell office:value-type="string">
            <text:p>Time to get schedule min time and channel time</text:p>
          </table:table-cell>
          <table:table-cell office:value-type="string">
            <text:p>Best schedule</text:p>
          </table:table-cell>
          <table:table-cell office:value-type="string">
            <text:p>Synthesis time</text:p>
          </table:table-cell>
          <table:table-cell office:value-type="string">
            <text:p>ILP gap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table:number-columns-repeated="3"/>
          <table:table-cell office:value-type="string">
            <text:p>Schedule gap</text:p>
          </table:table-cell>
          <table:table-cell table:number-columns-repeated="1013"/>
        </table:table-row>
        <table:table-row table:style-name="ro1">
          <table:table-cell office:value-type="string">
            <text:p>100(6*6 grid)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7200s</text:p>
          </table:table-cell>
          <table:table-cell table:style-name="ce14" office:value-type="percentage" office:value="0.317">
            <text:p>31.70%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table:number-columns-repeated="3"/>
          <table:table-cell table:style-name="ce14" office:value-type="percentage" office:value="0.71">
            <text:p>71.00%</text:p>
          </table:table-cell>
          <table:table-cell table:number-columns-repeated="1013"/>
        </table:table-row>
        <table:table-row table:style-name="ro1">
          <table:table-cell office:value-type="string">
            <text:p>100(5*5 grid)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7200s</text:p>
          </table:table-cell>
          <table:table-cell table:style-name="ce14" office:value-type="percentage" office:value="0.525">
            <text:p>52.50%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14" office:value-type="percentage" office:value="0.71">
            <text:p>71.00%</text:p>
          </table:table-cell>
          <table:table-cell table:number-columns-repeated="1013"/>
        </table:table-row>
        <table:table-row table:style-name="ro1">
          <table:table-cell office:value-type="string">
            <text:p>70(20-50)</text:p>
          </table:table-cell>
          <table:table-cell office:value-type="string">
            <text:p>1800s</text:p>
          </table:table-cell>
          <table:table-cell office:value-type="string">
            <text:p>1180s</text:p>
          </table:table-cell>
          <table:table-cell table:style-name="ce14" office:value-type="string">
            <text:p>3600s</text:p>
          </table:table-cell>
          <table:table-cell table:style-name="ce14" office:value-type="percentage" office:value="0.475">
            <text:p>47.50%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14" office:value-type="percentage" office:value="0.69">
            <text:p>69.00%</text:p>
          </table:table-cell>
          <table:table-cell table:number-columns-repeated="1013"/>
        </table:table-row>
        <table:table-row table:style-name="ro1">
          <table:table-cell office:value-type="string">
            <text:p>55(20-35)</text:p>
          </table:table-cell>
          <table:table-cell office:value-type="string">
            <text:p>1800s</text:p>
          </table:table-cell>
          <table:table-cell office:value-type="string">
            <text:p>1070s</text:p>
          </table:table-cell>
          <table:table-cell office:value-type="string">
            <text:p>2400s</text:p>
          </table:table-cell>
          <table:table-cell table:style-name="ce14" office:value-type="percentage" office:value="0.432">
            <text:p>43.20%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3"/>
          <table:table-cell table:style-name="ce14" office:value-type="percentage" office:value="0.77">
            <text:p>77.00%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00s</text:p>
          </table:table-cell>
          <table:table-cell office:value-type="string">
            <text:p>670s</text:p>
          </table:table-cell>
          <table:table-cell office:value-type="string">
            <text:p>1200s</text:p>
          </table:table-cell>
          <table:table-cell table:style-name="ce14" office:value-type="percentage" office:value="0.27">
            <text:p>27.00%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14" office:value-type="percentage" office:value="0.33">
            <text:p>33.00%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lt;1s</text:p>
          </table:table-cell>
          <table:table-cell office:value-type="string">
            <text:p>280s</text:p>
          </table:table-cell>
          <table:table-cell office:value-type="string">
            <text:p>25s</text:p>
          </table:table-cell>
          <table:table-cell table:style-name="ce14" office:value-type="percentage" office:value="0">
            <text:p>0.00%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14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1s</text:p>
          </table:table-cell>
          <table:table-cell office:value-type="string">
            <text:p>290s</text:p>
          </table:table-cell>
          <table:table-cell office:value-type="string">
            <text:p>20s</text:p>
          </table:table-cell>
          <table:table-cell table:style-name="ce14" office:value-type="percentage" office:value="0">
            <text:p>0.00%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ce14" office:value-type="percentage" office:value="0">
            <text:p>0.00%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" table:default-cell-style-name="Default"/>
        <table:table-row table:style-name="ro1" table:number-rows-repeated="30">
          <table:table-cell/>
        </table:table-row>
        <table:table-row table:style-name="ro1">
          <table:table-cell table:style-name="ce7"/>
        </table:table-row>
      </table:table>
      <table:table table:name="Sheet6" table:style-name="ta1">
        <table:table-column table:style-name="co1" table:default-cell-style-name="ce6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2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0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12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380">
          <table:table-cell table:number-columns-repeated="18"/>
        </table:table-row>
        <table:table-row table:style-name="ro1" table:number-rows-repeated="3">
          <table:table-cell table:style-name="ce8"/>
          <table:table-cell table:number-columns-repeated="17"/>
        </table:table-row>
        <table:table-row table:style-name="ro1" table:number-rows-repeated="399">
          <table:table-cell table:style-name="Default"/>
          <table:table-cell table:number-columns-repeated="17"/>
        </table:table-row>
        <table:table-row table:style-name="ro1" table:number-rows-repeated="3">
          <table:table-cell table:style-name="Default"/>
          <table:table-cell table:number-columns-repeated="5"/>
          <table:table-cell table:style-name="ce8"/>
          <table:table-cell table:number-columns-repeated="11"/>
        </table:table-row>
        <table:table-row table:style-name="ro1" table:number-rows-repeated="12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</table:table-row>
        <table:table-row table:style-name="ro1" table:number-rows-repeated="19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nfeng·Liu </meta:initial-creator>
    <meta:creation-date>2015-09-11T16:05:05</meta:creation-date>
    <dc:date>2016-11-11T10:29:32</dc:date>
    <dc:creator>Chunfeng·Liu </dc:creator>
    <meta:editing-duration>PT1H46M30S</meta:editing-duration>
    <meta:editing-cycles>15</meta:editing-cycles>
    <meta:generator>LibreOffice/3.5$Linux_X86_64 LibreOffice_project/350m1$Build-2</meta:generator>
    <meta:document-statistic meta:table-count="4" meta:cell-count="173" meta:object-count="0"/>
  </office:meta>
</office:document-meta>
</file>